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10.134cm"/>
    </style:style>
    <style:style style:name="pr2" style:family="presentation" style:parent-style-name="Classy_5f_Red-outline1">
      <style:graphic-properties fo:min-height="2.47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>
        <office:forms form:automatic-focus="false" form:apply-design-mode="false"/>
        <draw:frame presentation:style-name="pr1" draw:layer="layout" svg:width="25.199cm" svg:height="10.134cm" svg:x="0cm" svg:y="2.399cm" presentation:class="title">
          <draw:text-box>
            <text:p>ChessMadnes</text:p>
          </draw:text-box>
        </draw:frame>
        <draw:frame presentation:style-name="pr2" draw:layer="layout" svg:width="14.599cm" svg:height="6.973cm" svg:x="12.6cm" svg:y="13.6cm" presentation:class="outline" presentation:user-transformed="true">
          <draw:text-box>
            <text:list text:style-name="L2">
              <text:list-header>
                <text:p><text:span text:style-name="T1">Informatik Projekt 2019 LK Ambrosius</text:span></text:p>
                <text:p><text:span text:style-name="T2">Von Tobias Nachname, Henri Schippi und Shunde Chinese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 text:style-name="P2">Inhalt der Präsent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mplementationsdiagramm </text:p>
              </text:list-item>
              <text:list-item>
                <text:p>How To Play</text:p>
              </text:list-item>
              <text:list-item>
                <text:p>Stack</text:p>
              </text:list-item>
              <text:list-item>
                <text:p>List</text:p>
              </text:list-item>
              <text:list-item>
                <text:p>Queue</text:p>
              </text:list-item>
              <text:list-item>
                <text:p>Besonderhe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Implementationsdiagramm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 presentation:user-transformed="true">
          <draw:text-box>
            <text:p text:style-name="P2">How To Play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Stack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Lis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Queu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7" draw:text-style-name="P2" draw:layer="layout" svg:width="24.599cm" svg:height="3.507cm" svg:x="2cm" svg:y="0.836cm" presentation:class="title">
          <draw:text-box>
            <text:p text:style-name="P2">Besonderhei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1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color="#ffffff" fo:font-size="14pt"/>
    </style:style>
    <style:style style:name="MP10" style:family="paragraph">
      <loext:graphic-properties draw:fill="none" draw:fill-color="#ffffff"/>
      <style:text-properties fo:color="#ffffff" fo:font-size="14pt"/>
    </style:style>
    <style:style style:name="MP11" style:family="paragraph">
      <style:paragraph-properties fo:text-align="center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3" style:family="paragraph">
      <style:paragraph-properties fo:text-align="end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8" draw:layer="backgroundobjects" svg:width="28cm" svg:height="2.152cm" svg:x="0cm" svg:y="18.906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layer="backgroundobjects" svg:width="14.599cm" svg:height="6.973cm" svg:x="10.6cm" svg:y="13.333cm" presentation:class="outline" presentation:placeholder="true">
        <draw:text-box/>
      </draw:frame>
      <draw:frame presentation:style-name="Mpr9" draw:text-style-name="MP10" draw:layer="backgroundobjects" svg:width="6.523cm" svg:height="1.448cm" svg:x="4.8cm" svg:y="19.57cm" presentation:class="date-time">
        <draw:text-box>
          <text:p text:style-name="MP9"><text:span text:style-name="MT3"><presentation:date-time/></text:span></text:p>
        </draw:text-box>
      </draw:frame>
      <draw:frame presentation:style-name="Mpr9" draw:text-style-name="MP12" draw:layer="backgroundobjects" svg:width="8.875cm" svg:height="1.448cm" svg:x="11.725cm" svg:y="19.525cm" presentation:class="footer">
        <draw:text-box>
          <text:p text:style-name="MP11"><text:span text:style-name="MT3"><presentation:footer/></text:span></text:p>
        </draw:text-box>
      </draw:frame>
      <draw:frame presentation:style-name="Mpr10" draw:text-style-name="MP14" draw:layer="backgroundobjects" svg:width="6.523cm" svg:height="1.448cm" svg:x="21.2cm" svg:y="19.525cm" presentation:class="page-number">
        <draw:text-box>
          <text:p text:style-name="MP13"><text:span text:style-name="MT3"><text:page-number>&lt;Foliennummer&gt;</text:page-number></text:span></text:p>
        </draw:text-box>
      </draw:frame>
      <draw:frame draw:style-name="Mgr3" draw:text-style-name="MP8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45:47.513000000</meta:creation-date>
    <meta:editing-duration>PT6M51S</meta:editing-duration>
    <meta:editing-cycles>2</meta:editing-cycles>
    <meta:generator>LibreOffice/6.1.2.1$Windows_x86 LibreOffice_project/65905a128db06ba48db947242809d14d3f9a93fe</meta:generator>
    <dc:title>Impress</dc:title>
    <dc:date>2019-01-19T13:03:45.588000000</dc:date>
    <meta:document-statistic meta:object-count="79"/>
  </office:meta>
</office:document-meta>
</file>